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style:line-height-at-least="0.582cm"/>
    </style:style>
    <style:style style:name="P2" style:family="paragraph" style:parent-style-name="Text_20_body">
      <style:paragraph-properties fo:margin-top="0cm" fo:margin-bottom="0.265cm" style:line-height-at-least="0.582cm"/>
      <style:text-properties fo:color="#ed1c24"/>
    </style:style>
    <style:style style:name="P3" style:family="paragraph" style:parent-style-name="Heading_20_5">
      <style:paragraph-properties fo:margin-top="0cm" fo:margin-bottom="0.353cm" fo:background-color="#ffffff">
        <style:background-image/>
      </style:paragraph-properties>
    </style:style>
    <style:style style:name="P4" style:family="paragraph" style:parent-style-name="Heading_20_5">
      <style:paragraph-properties fo:margin-top="0cm" fo:margin-bottom="0.353cm" fo:background-color="#ffffff">
        <style:background-image/>
      </style:paragraph-properties>
      <style:text-properties fo:color="#000000"/>
    </style:style>
    <style:style style:name="P5" style:family="paragraph" style:parent-style-name="Standard">
      <style:paragraph-properties fo:margin-top="0cm" fo:margin-bottom="0.212cm" fo:background-color="#ffffff">
        <style:background-image/>
      </style:paragraph-properties>
    </style:style>
    <style:style style:name="P6" style:family="paragraph" style:parent-style-name="Standard">
      <style:paragraph-properties fo:margin-top="0cm" fo:margin-bottom="0.353cm" fo:background-color="#ffffff">
        <style:background-image/>
      </style:paragraph-properties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color="#ed1c24"/>
    </style:style>
    <style:style style:name="T2" style:family="text">
      <style:text-properties fo:color="#ed1c24" style:font-name="Courier New"/>
    </style:style>
    <style:style style:name="T3" style:family="text">
      <style:text-properties fo:color="#ed1c24" style:font-name="Times New Roman" fo:font-size="12pt" style:font-name-asian="MS Mincho" style:font-size-asian="12pt" style:font-name-complex="Arial1" style:font-size-complex="12pt"/>
    </style:style>
    <style:style style:name="T4" style:family="text">
      <style:text-properties fo:color="#ed1c24" style:font-name="Times New Roman" fo:font-size="12pt" style:font-size-asian="12pt" style:font-size-complex="12pt"/>
    </style:style>
    <style:style style:name="T5" style:family="text">
      <style:text-properties fo:color="#ed1c24" style:font-name="Times New Roman" fo:font-size="12pt" fo:font-style="normal" style:font-name-asian="MS Mincho" style:font-size-asian="12pt" style:font-style-asian="normal" style:font-name-complex="Arial1" style:font-size-complex="12pt" style:font-style-complex="normal"/>
    </style:style>
    <style:style style:name="T6" style:family="text">
      <style:text-properties fo:color="#ff0000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2pt" fo:font-style="normal" style:font-name-asian="MS Mincho" style:font-size-asian="12pt" style:font-style-asian="normal" style:font-name-complex="Arial1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rra lateral izquierda: Cómo <text:s/>llegar/servicios</text:p>
      <text:p text:style-name="Standard">Localizacion </text:p>
      <text:p text:style-name="Standard">Edificio Metroquinto Oficinas <text:s/>Avd. <text:s/>Montequinto, 41089 Sevilla</text:p>
      <text:p text:style-name="Standard"/>
      <text:p text:style-name="Standard">Transporte</text:p>
      <text:p text:style-name="Standard">Línea 1 Metro, parada Montequinto a pocos metros.</text:p>
      <text:p text:style-name="Standard">Línea Bus M130A y M130B del Consorcio Metropolitano <text:s/>de transportes <text:s/>de Sevilla</text:p>
      <text:p text:style-name="Standard">Horario </text:p>
      <text:p text:style-name="Standard">Domingos <text:s/>de 11h a 13h aprox.</text:p>
      <text:p text:style-name="Standard">Medios</text:p>
      <text:p text:style-name="Standard">Móvil: <text:s/>(34)644 155 136</text:p>
      <text:p text:style-name="Standard">Whatsapp </text:p>
      <text:p text:style-name="Standard">Telegram</text:p>
      <text:p text:style-name="Standard">Email: <text:a xlink:type="simple" xlink:href="mailto:cristianos@betaniamontequinto.com" text:style-name="Internet_20_link" text:visited-style-name="Visited_20_Internet_20_Link">cristianos@betaniamontequinto.com</text:a> (esto es un ejemplo ficticio de email)</text:p>
      <text:p text:style-name="Standard">Youtube: canal Ekklesia MT5°</text:p>
      <text:p text:style-name="Standard"/>
      <text:p text:style-name="Standard">Barra lateral derecha: Eventos <text:s/>especiales </text:p>
      <text:p text:style-name="Standard">16/09 <text:s/>11h: Presentación escuelita de niños en Triana</text:p>
      <text:p text:style-name="Standard">22/09 12h: Perspectiva libro de Esdras para jóvenes <text:s/>en Motequinto</text:p>
      <text:p text:style-name="Standard">06/10 12h: Perspectiva <text:s/>libro de Nehemias para jóvenes en Montequinto </text:p>
      <text:p text:style-name="Standard">20/10 12h: Perspectiva libro de Ester para jóvenes <text:s/>en Montequinto </text:p>
      <text:p text:style-name="Standard"/>
      <text:p text:style-name="P1"><text:span text:style-name="T1">PESTAÑAS</text:span></text:p>
      <text:p text:style-name="P1"><text:span text:style-name="T1">Inicio</text:span></text:p>
      <text:p text:style-name="P1"><text:span text:style-name="T1">Nosotros: <text:s text:c="6"/><text:tab/></text:span></text:p>
      <text:p text:style-name="P1"><text:span text:style-name="T1">Nuestra historia y qué creemos: Betania Montequinto <text:s/>es una extensión y misión en dicho barrio de la Iglesia Evangélica de Hermanos Betania. Una congregación <text:s/>con más <text:s/>de 50 años de historia y trayectoria en Sevilla. Actualmente <text:s/>lleva más de 25 años en el histórico <text:s/>barrio de Triana. Para saber más: <text:s/>BOTÓN <text:s/>QUE PONGA: <text:s/>Iglesia Evangélica Betania FOTO Triana y fachada iglesia (estas dos fotos son las que te mandaré <text:s/>el martes)</text:span></text:p>
      <text:p text:style-name="P1"><text:span text:style-name="T1">Localización: FOTO oficinas FOTO metro bus</text:span></text:p>
      <text:p text:style-name="Standard"><text:span text:style-name="T6">Edificio Metroquinto Oficinas <text:s/>Avd. <text:s/>Montequinto, 41089 Sevilla</text:span></text:p>
      <text:p text:style-name="P2"><text:soft-page-break/></text:p>
      <text:p text:style-name="P1"><text:span text:style-name="T1">Actividades: <text:s text:c="3"/></text:span></text:p>
      <text:p text:style-name="P1"><text:span text:style-name="T1">Reuniones en domingo: Cada domingo a las 11 h a.m nos reunimos. <text:tab/>FOTO reunión 3<text:tab/></text:span></text:p>
      <text:p text:style-name="P1"><text:span text:style-name="T1">Perspectivas Bíblicas en Sábados: En una sola sesión <text:s/>tocamos una perspectiva panorámica <text:s/>de un libro bíblico, con enseñanza no solo histórica, <text:s/>sino práctica. Toda la Escritura tiene un hilo histórico <text:s/>que une pasado, presente y futuro de una forma asombrosa. <text:s/>Especialmente enfocado <text:s/>para jóvenes que desean saber de qué va la Biblia. . FOTO reunion panoramica DESENFOCADA (puede desenfocarse la cara?)</text:span></text:p>
      <text:p text:style-name="P1"><text:span text:style-name="T1"><text:tab/><text:tab/></text:span></text:p>
      <text:p text:style-name="P1"><text:span text:style-name="T1">Reparto de alimentos y acción <text:s/>social: En el barrio de Triana un equipo de voluntarios brinda apoyo social y alimentario en momentos de necesidad en colaboración <text:s/>con el Ayuntamiento de Sevilla y Misión <text:s/>Urbana de Sevilla.<text:tab/>Foto trigo<text:tab/></text:span></text:p>
      <text:p text:style-name="P1"><text:span text:style-name="T2">Oración: El amor y poder de Dios es comprobable a través de la oración, mediante la cuál <text:s/>presentamos peticiones y acciones de gracias. Lo hacemos frecuentemente y además dedicamos una reunión semanal específica para ello. <text:s/>FOTO <text:s/>Señoras <text:s text:c="11"/></text:span></text:p>
      <text:p text:style-name="P1"><text:span text:style-name="T2">Consejeria: Tenemos personal capacitado para enfocar diferentes aspectos de la vida conforme a la sabiduria y madurez <text:s/>que proporciona la información <text:s/>bíblica. <text:s/>FOTO carrito</text:span></text:p>
      <text:p text:style-name="P1"><text:span text:style-name="T2">Visitaciones hogar, asilos y hospital: Tenemos voluntarios para visitar, animar y orar por aquellos que atraviesan circunstancias limitantes o enfermedad que han de permanecer en su hogar, un asilo o en el hospital. Foto Asilo (puede desenfocarse la cara que se vea de los ancianos?son sólo tres)</text:span></text:p>
      <text:p text:style-name="P2"/>
      <text:p text:style-name="P1"><text:span text:style-name="T1">Descargas:</text:span></text:p>
      <text:p text:style-name="P2"/>
      <text:p text:style-name="P1"><text:span text:style-name="T1">Suscríbete: Si quieres recibir una notificación por email <text:s/>cuando haya un nuevo mensaje en la web, o si quieres recibir <text:s/>breves meditaciones por <text:s/>whatsapp, Telegram o email puedes suscribirte.</text:span></text:p>
      <text:p text:style-name="P1"><text:span text:style-name="T1">(No se si se puede poner cada opción para clickear la que interese y un espacio para escribir email o número de whatsapp <text:s/>o Telegram. <text:s/>Habrá que poner algún aviso o acuerdo de protección <text:s/>de datos?)</text:span></text:p>
      <text:p text:style-name="P1"><text:span text:style-name="T1">Contacto:</text:span></text:p>
      <text:p text:style-name="P2"/>
      <text:p text:style-name="P1"><text:soft-page-break/><text:span text:style-name="T1">Idioma</text:span></text:p>
      <text:p text:style-name="P1"><text:span text:style-name="T1"><text:tab/><text:tab/></text:span></text:p>
      <text:p text:style-name="P5"><text:span text:style-name="T3"><text:s/></text:span></text:p>
      <text:p text:style-name="P5"><text:span text:style-name="Emphasis"><text:span text:style-name="T5">Textos versiculos en inglés en el mismo orden que <text:s/>te los mandé:</text:span></text:span><text:bookmark text:name="_GoBack"/></text:p>
      <text:p text:style-name="P5"><text:span text:style-name="Emphasis"><text:span text:style-name="T5"/></text:span></text:p>
      <text:p text:style-name="P5"><text:span text:style-name="Emphasis"><text:span text:style-name="T5"/></text:span></text:p>
      <text:p text:style-name="P5"><text:span text:style-name="Emphasis"><text:span text:style-name="T5"/></text:span></text:p>
      <text:p text:style-name="P5"><text:span text:style-name="Emphasis"><text:span text:style-name="T8">John</text:span></text:span></text:p>
      <text:p text:style-name="P5"><text:span text:style-name="Emphasis"><text:span text:style-name="T8">Chapter 10:27</text:span></text:span></text:p>
      <text:p text:style-name="P5"><text:span text:style-name="Emphasis"><text:span text:style-name="T8">My sheep hear my voice, and I know them, and they follow me:</text:span></text:span></text:p>
      <text:list xml:id="list669620180880887839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4" text:outline-level="5"/>
                        </text:list-item>
                        <text:list-item>
                          <text:h text:style-name="P4" text:outline-level="5"/>
                        </text:list-item>
                        <text:list-item>
                          <text:h text:style-name="P3" text:outline-level="5"><text:span text:style-name="T7">Galatians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Chapter 6:10</text:p>
      <text:list xml:id="list203764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" text:outline-level="5"><text:span text:style-name="T7">As we have therefore opportunity, let us do good unto all men, especially unto them who are of the household of faith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>Matthew</text:p>
      <text:p text:style-name="P6">Chapter 4:4</text:p>
      <text:p text:style-name="P6">Man shall not live by bread alone, but by every word that proceedeth out of the mouth of God.</text:p>
      <text:p text:style-name="P6"/>
      <text:p text:style-name="P6"/>
      <text:p text:style-name="P6">1 Corinthians</text:p>
      <text:p text:style-name="P6">Chapter 12:4</text:p>
      <text:p text:style-name="P6">Now there are diversities of gifts, but the same Spiri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SimSu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  <style:text-properties style:font-name-asian="Calibri1" style:language-asian="en" style:country-asian="US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Calibri Ligh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ción_20_sin_20_resolver1" style:display-name="Mención sin resolver1" style:family="text" style:parent-style-name="Default_20_Paragraph_20_Font">
      <style:text-properties fo:color="#605e5c"/>
    </style:style>
    <style:style style:name="Título_20_5_20_Car" style:display-name="Título 5 Car" style:family="text" style:parent-style-name="Default_20_Paragraph_20_Font">
      <style:text-properties fo:color="#2f5496" style:font-name="Calibri Light" style:font-name-asian="SimSun" style:font-name-complex="SimSun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Default_20_Paragraph_20_Font">
      <style:text-properties style:font-name-asian="Calibri1" style:language-asian="en" style:country-asian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ltigestefra@gmail.com</meta:initial-creator>
    <meta:editing-cycles>7</meta:editing-cycles>
    <meta:creation-date>2018-07-23T21:26:00</meta:creation-date>
    <dc:date>2018-07-31T00:18:17.07</dc:date>
    <meta:editing-duration>PT6S</meta:editing-duration>
    <meta:generator>OpenOffice/4.1.5$Win32 OpenOffice.org_project/415m1$Build-9789</meta:generator>
    <meta:document-statistic meta:table-count="0" meta:image-count="0" meta:object-count="0" meta:page-count="3" meta:paragraph-count="53" meta:word-count="571" meta:character-count="36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